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1428" officeooo:paragraph-rsid="000e1428"/>
    </style:style>
    <style:style style:name="P2" style:family="paragraph" style:parent-style-name="Standard">
      <style:text-properties officeooo:rsid="000fa591" officeooo:paragraph-rsid="000e1428"/>
    </style:style>
    <style:style style:name="P3" style:family="paragraph" style:parent-style-name="Standard">
      <style:text-properties officeooo:rsid="000fa591" officeooo:paragraph-rsid="000fa591"/>
    </style:style>
    <style:style style:name="P4" style:family="paragraph" style:parent-style-name="Standard">
      <style:paragraph-properties fo:text-align="center" style:justify-single-word="false"/>
      <style:text-properties officeooo:rsid="001033a0" officeooo:paragraph-rsid="001033a0"/>
    </style:style>
    <style:style style:name="P5" style:family="paragraph" style:parent-style-name="Standard">
      <style:text-properties officeooo:rsid="001033a0" officeooo:paragraph-rsid="001033a0"/>
    </style:style>
    <style:style style:name="P6" style:family="paragraph" style:parent-style-name="Standard">
      <style:paragraph-properties fo:text-align="center" style:justify-single-word="false"/>
      <style:text-properties fo:font-size="8pt" officeooo:rsid="001033a0" officeooo:paragraph-rsid="001033a0" style:font-size-asian="7pt" style:font-size-complex="8pt"/>
    </style:style>
    <style:style style:name="T1" style:family="text">
      <style:text-properties officeooo:rsid="001033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12/2015</text:p>
      <text:p text:style-name="P1"/>
      <text:p text:style-name="P1">LERP</text:p>
      <text:p text:style-name="P1">CCCLXIX</text:p>
      <text:p text:style-name="P1">REPORT</text:p>
      <text:p text:style-name="P5">5:22AM</text:p>
      <text:p text:style-name="P1"/>
      <text:p text:style-name="P1"/>
      <text:p text:style-name="P1"/>
      <text:p text:style-name="P1"/>
      <text:p text:style-name="P3">Another very successful programming block of time. <text:tab/>LERP keeps expanding both functional and intuitive (meaning more appealing to the eye of the users). The updates for LERP in this block are the following:</text:p>
      <text:p text:style-name="P3"/>
      <text:p text:style-name="P3"/>
      <text:p text:style-name="P3">1) Capable of providing a random question activity, where the user can practice with randomly selected questions.</text:p>
      <text:p text:style-name="P3"/>
      <text:p text:style-name="P3">2) User interface in Main_Menu and Quizzes were updated into a more appealing interface (Horizontal scroll views implemented).</text:p>
      <text:p text:style-name="P3"/>
      <text:p text:style-name="P3">The time took for the points listed in this report are the following from 12:30AM, 04/12/2015 to 5:00AM, 04/12/2015. <text:tab/>A time very well spend. Plenty of time was put in to the writing of class RandomQuestion there is yet to come back and make the class more efficient (notes are written inside the class as comments). </text:p>
      <text:p text:style-name="P3"/>
      <text:p text:style-name="P2"/>
      <text:p text:style-name="P3">Following points to touch are going to be listed below:</text:p>
      <text:p text:style-name="P3"/>
      <text:p text:style-name="P3"/>
      <text:p text:style-name="P3">1) Make the RandomQuestion class more efficient.</text:p>
      <text:p text:style-name="P3"/>
      <text:p text:style-name="P3">2) Connect the RandomQuestion class with the DB for Account Management to access the number of right answers, etc.</text:p>
      <text:p text:style-name="P3"/>
      <text:p text:style-name="P3">3) Update the background of the main menu.</text:p>
      <text:p text:style-name="P3"/>
      <text:p text:style-name="P3">4) <text:span text:style-name="T1">Make LERP available in the Google Play Store.</text:span></text:p>
      <text:p text:style-name="P3"/>
      <text:p text:style-name="P3"/>
      <text:p text:style-name="P1"/>
      <text:p text:style-name="P1"/>
      <text:p text:style-name="P1"/>
      <text:p text:style-name="P1"/>
      <text:p text:style-name="P1"/>
      <text:p text:style-name="P1"/>
      <text:p text:style-name="P1"/>
      <text:p text:style-name="P4">J. Marcos Hernandez Q.</text:p>
      <text:p text:style-name="P6">CCCLX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00:35:30.003000000</meta:creation-date>
    <meta:print-date>2015-04-12T05:23:32.392000000</meta:print-date>
    <dc:date>2015-04-12T05:25:21.120000000</dc:date>
    <meta:editing-duration>PT4M10S</meta:editing-duration>
    <meta:editing-cycles>1</meta:editing-cycles>
    <meta:document-statistic meta:table-count="0" meta:image-count="0" meta:object-count="0" meta:page-count="1" meta:paragraph-count="16" meta:word-count="187" meta:character-count="1131" meta:non-whitespace-character-count="957"/>
    <meta:generator>LibreOffice/4.4.0.3$Windows_x86 LibreOffice_project/de093506bcdc5fafd9023ee680b8c60e3e0645d7</meta:generator>
  </office:meta>
</office:document-meta>
</file>